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4.0244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5.998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OSDEHA_PS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 550 VDC</text:p>
          </table:table-cell>
          <table:table-cell office:value-type="string" calcext:value-type="string">
            <text:p>ALH82A471DL550 </text:p>
          </table:table-cell>
          <table:table-cell office:value-type="string" calcext:value-type="string">
            <text:p>Capacitor_THT:CP_Radial_D35.0mm_P10.00mm_SnapI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 630 VDC</text:p>
          </table:table-cell>
          <table:table-cell office:value-type="string" calcext:value-type="string">
            <text:p>ALC70A221DE630 </text:p>
          </table:table-cell>
          <table:table-cell office:value-type="string" calcext:value-type="string">
            <text:p>Capacitor_THT:CP_Radial_D35.0mm_P10.00mm_SnapI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u 25 V</text:p>
          </table:table-cell>
          <table:table-cell office:value-type="string" calcext:value-type="string">
            <text:p>ALC80A103BB025 </text:p>
          </table:table-cell>
          <table:table-cell office:value-type="string" calcext:value-type="string">
            <text:p>Capacitor_THT:CP_Radial_D25.0mm_P10.00mm_SnapI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, C6, C9, 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 1 kV</text:p>
          </table:table-cell>
          <table:table-cell office:value-type="string" calcext:value-type="string">
            <text:p>MKP4O131004J00KSSD</text:p>
          </table:table-cell>
          <table:table-cell office:value-type="string" calcext:value-type="string">
            <text:p>Capacitor_THT:C_Rect_L18.0mm_W9.0mm_P15.00mm_FKS3_FKP3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7, 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 16 V</text:p>
          </table:table-cell>
          <table:table-cell office:value-type="float" office:value="860160372003" calcext:value-type="float">
            <text:p>860160372003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F881DH104M300L </text:p>
          </table:table-cell>
          <table:table-cell office:value-type="string" calcext:value-type="string">
            <text:p>Capacitor_THT:C_Rect_L26.5mm_W8.5mm_P22.50mm_MKS4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2, C13, 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 630 V</text:p>
          </table:table-cell>
          <table:table-cell office:value-type="string" calcext:value-type="string">
            <text:p>MKP4J044707G00KSSD</text:p>
          </table:table-cell>
          <table:table-cell office:value-type="string" calcext:value-type="string">
            <text:p>Capacitor_THT:C_Rect_L41.5mm_W20.0mm_P37.50mm_MKS4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SSI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MountingHole:MountingHole_3.2mm_M3_Pad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, D2, D3, 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T1845-3G</text:p>
          </table:table-cell>
          <table:table-cell table:style-name="Default" office:value-type="string" calcext:value-type="string">
            <text:p>SBT1845-3G</text:p>
          </table:table-cell>
          <table:table-cell office:value-type="string" calcext:value-type="string">
            <text:p>Package_TO_SOT_THT:TO-220-2_Vertical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5, 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</text:p>
          </table:table-cell>
          <table:table-cell table:style-name="Default" office:value-type="string" calcext:value-type="string">
            <text:p>1N4007</text:p>
          </table:table-cell>
          <table:table-cell office:value-type="string" calcext:value-type="string">
            <text:p>Diode_THT:D_DO-41_SOD81_P7.62mm_Horizontal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4</text:p>
          </table:table-cell>
          <table:table-cell table:style-name="Default"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8, 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 V</text:p>
          </table:table-cell>
          <table:table-cell office:value-type="string" calcext:value-type="string">
            <text:p>ZY200</text:p>
          </table:table-cell>
          <table:table-cell office:value-type="string" calcext:value-type="string">
            <text:p>Diode_THT:D_DO-41_SOD81_P7.62mm_Horizontal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 V</text:p>
          </table:table-cell>
          <table:table-cell office:value-type="string" calcext:value-type="string">
            <text:p>ZY180</text:p>
          </table:table-cell>
          <table:table-cell office:value-type="string" calcext:value-type="string">
            <text:p>Diode_THT:D_DO-41_SOD81_P7.62mm_Horizontal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BJ3510</text:p>
          </table:table-cell>
          <table:table-cell office:value-type="string" calcext:value-type="string">
            <text:p>GBJ3510_T0_00601 </text:p>
          </table:table-cell>
          <table:table-cell office:value-type="string" calcext:value-type="string">
            <text:p>Diode_THT:Diode_Bridge_32.0x5.6x17.0mm_P10.0mm_P7.5mm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2, D13, D14, D15, D16, D17, D18, D19, D20, D21, D22, D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TH512FP</text:p>
          </table:table-cell>
          <table:table-cell office:value-type="string" calcext:value-type="string">
            <text:p>STTH512FP </text:p>
          </table:table-cell>
          <table:table-cell office:value-type="string" calcext:value-type="string">
            <text:p>Package_TO_SOT_THT:TO-220-2_Vertical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1, H2, 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MountingHole:MountingHole_3.2mm_M3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0 VAC / 220 mA</text:p>
          </table:table-cell>
          <table:table-cell office:value-type="float" office:value="1729128" calcext:value-type="float">
            <text:p>1729128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0 VAC / 75 mA</text:p>
          </table:table-cell>
          <table:table-cell office:value-type="float" office:value="1729128" calcext:value-type="float">
            <text:p>1729128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VAC / 4.5 A</text:p>
          </table:table-cell>
          <table:table-cell office:value-type="float" office:value="1729128" calcext:value-type="float">
            <text:p>1729128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or bias</text:p>
          </table:table-cell>
          <table:table-cell/>
          <table:table-cell office:value-type="string" calcext:value-type="string">
            <text:p>Connector_Molex:Molex_KK-396_A-41791-0002_1x02_P3.96mm_Vertical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V-L</text:p>
          </table:table-cell>
          <table:table-cell/>
          <table:table-cell office:value-type="string" calcext:value-type="string">
            <text:p>Connector_Molex:Molex_KK-396_A-41791-0004_1x04_P3.96mm_Vertical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V-R</text:p>
          </table:table-cell>
          <table:table-cell/>
          <table:table-cell office:value-type="string" calcext:value-type="string">
            <text:p>Connector_Molex:Molex_KK-396_A-41791-0004_1x04_P3.96mm_Vertical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S-LEFT</text:p>
          </table:table-cell>
          <table:table-cell/>
          <table:table-cell office:value-type="string" calcext:value-type="string">
            <text:p>Connector_Molex:Molex_KK-396_A-41791-0002_1x02_P3.96mm_Vertical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S-RIGHT</text:p>
          </table:table-cell>
          <table:table-cell/>
          <table:table-cell office:value-type="string" calcext:value-type="string">
            <text:p>Connector_Molex:Molex_KK-396_A-41791-0002_1x02_P3.96mm_Vertical</text:p>
          </table:table-cell>
          <table:table-cell table:number-columns-repeated="1637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K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T424006</text:p>
          </table:table-cell>
          <table:table-cell table:style-name="ce4" office:value-type="string" calcext:value-type="string">
            <text:p>RT424006</text:p>
          </table:table-cell>
          <table:table-cell table:style-name="ce1" office:value-type="string" calcext:value-type="string">
            <text:p>Relay_THT:Relay_DPDT_Schrack-RT2-FormC_RM5mm</text:p>
          </table:table-cell>
          <table:table-cell table:style-name="ce1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138</text:p>
          </table:table-cell>
          <table:table-cell/>
          <table:table-cell office:value-type="string" calcext:value-type="string">
            <text:p>Package_TO_SOT_THT:TO-126-3_Vertical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90S</text:p>
          </table:table-cell>
          <table:table-cell office:value-type="string" calcext:value-type="string">
            <text:p>IXCP10M90S</text:p>
          </table:table-cell>
          <table:table-cell office:value-type="string" calcext:value-type="string">
            <text:p>Package_TO_SOT_THT:TO-220-3_Vertical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3, Q4, Q7, Q8, Q11, Q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150</text:p>
          </table:table-cell>
          <table:table-cell office:value-type="string" calcext:value-type="string">
            <text:p>LND150N3-G</text:p>
          </table:table-cell>
          <table:table-cell office:value-type="string" calcext:value-type="string">
            <text:p>Package_TO_SOT_THT:TO-92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5, Q9, Q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THL1000N170M1 </text:p>
          </table:table-cell>
          <table:table-cell office:value-type="string" calcext:value-type="string">
            <text:p>Package_TO_SOT_THT:TO-247-3_Vertical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6, Q10, Q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550</text:p>
          </table:table-cell>
          <table:table-cell/>
          <table:table-cell office:value-type="string" calcext:value-type="string">
            <text:p>Package_TO_SOT_THT:TO-92_Inline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7k</text:p>
          </table:table-cell>
          <table:table-cell office:value-type="string" calcext:value-type="string">
            <text:p>CMF55787K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6k</text:p>
          </table:table-cell>
          <table:table-cell table:style-name="ce5" office:value-type="string" calcext:value-type="string">
            <text:p>CMF55976K0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 table:style-name="ce2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MF5510K00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Resistor_THT:R_Axial_DIN0207_L6.3mm_D2.5mm_P2.54mm_Vertical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7k</text:p>
          </table:table-cell>
          <table:table-cell office:value-type="string" calcext:value-type="string">
            <text:p>CMF55787K0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k</text:p>
          </table:table-cell>
          <table:table-cell office:value-type="string" calcext:value-type="string">
            <text:p>CMF551K91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MF55470R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/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CMF552K0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CMF553K000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2, R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MF55100K0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CMF554M7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5 W</text:p>
          </table:table-cell>
          <table:table-cell office:value-type="string" calcext:value-type="string">
            <text:p>AC05AT0001000JAC00 </text:p>
          </table:table-cell>
          <table:table-cell office:value-type="string" calcext:value-type="string">
            <text:p>Resistor_THT:R_Axial_DIN0918_L18.0mm_D9.0mm_P22.86mm_Horizontal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6, R22, R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MF551M0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7, R19, R23, R25, R29, R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8, R24, R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CMF551K5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0, R26, R3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MF55300R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1, R27, R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52R0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3296W-1-105</text:p>
          </table:table-cell>
          <table:table-cell office:value-type="string" calcext:value-type="string">
            <text:p>Potentiometer_THT:Potentiometer_Bourns_3296W_Vertical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V2, RV3, RV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296W-1-102</text:p>
          </table:table-cell>
          <table:table-cell office:value-type="string" calcext:value-type="string">
            <text:p>Potentiometer_THT:Potentiometer_Bourns_3296W_Vertical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5-ADJ</text:p>
          </table:table-cell>
          <table:table-cell office:value-type="string" calcext:value-type="string">
            <text:p>LM1085IT-ADJ/NOPB</text:p>
          </table:table-cell>
          <table:table-cell office:value-type="string" calcext:value-type="string">
            <text:p>Package_TO_SOT_THT:TO-220-3_Vertical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555P</text:p>
          </table:table-cell>
          <table:table-cell office:value-type="string" calcext:value-type="string">
            <text:p>Package_DIP:DIP-8_W7.62mm</text:p>
          </table:table-cell>
          <table:table-cell table:number-columns-repeated="16378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11:58:52.799406748</dc:date>
    <meta:editing-duration>PT33M24S</meta:editing-duration>
    <meta:editing-cycles>9</meta:editing-cycles>
    <meta:generator>LibreOffice/24.2.1.2$Linux_AARCH64 LibreOffice_project/420$Build-2</meta:generator>
    <meta:document-statistic meta:table-count="1" meta:cell-count="309" meta:object-count="0"/>
  </office:meta>
</office:document-meta>
</file>